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2pt" style:font-size-asian="1.75pt" style:font-size-complex="2pt"/>
    </style:style>
    <style:style style:name="P2" style:family="paragraph" style:parent-style-name="Standard" style:master-page-name="Standard">
      <style:paragraph-properties fo:margin-top="0.1in" fo:margin-bottom="0in" fo:line-height="150%" fo:text-align="center" style:justify-single-word="false" style:page-number="auto" fo:break-before="auto" fo:break-after="auto" style:writing-mode="lr-tb"/>
      <style:text-properties fo:font-size="18pt" fo:font-weight="bold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margin-top="0.1in" fo:margin-bottom="0in" fo:line-height="150%" style:writing-mode="lr-tb"/>
    </style:style>
    <style:style style:name="P4" style:family="paragraph" style:parent-style-name="Standard" style:list-style-name="LS1">
      <style:paragraph-properties fo:margin-top="0.1in" fo:margin-bottom="0in" fo:line-height="150%" style:writing-mode="lr-tb"/>
    </style:style>
    <style:style style:name="P5" style:family="paragraph" style:parent-style-name="Standard">
      <style:paragraph-properties fo:margin-top="0.1in" fo:margin-bottom="0in" fo:line-height="150%" fo:text-align="center" style:justify-single-word="false" style:writing-mode="lr-tb"/>
    </style:style>
    <style:style style:name="P6" style:family="paragraph" style:parent-style-name="Standard">
      <style:paragraph-properties fo:margin-top="0.1in" fo:margin-bottom="0in" fo:line-height="150%" style:writing-mode="lr-tb"/>
      <style:text-properties fo:font-style="normal" style:font-style-asian="normal" style:font-style-complex="normal"/>
    </style:style>
    <style:style style:name="P7" style:family="paragraph" style:parent-style-name="Standard">
      <style:paragraph-properties fo:margin-top="0.1in" fo:margin-bottom="0in" fo:line-height="150%" fo:break-before="auto" fo:break-after="auto" style:writing-mode="lr-tb"/>
    </style:style>
    <style:style style:name="P8" style:family="paragraph" style:parent-style-name="Standard" style:list-style-name="LS1">
      <style:paragraph-properties fo:margin-top="0.1in" fo:margin-bottom="0in" fo:line-height="150%" fo:break-before="auto" fo:break-after="auto" style:writing-mode="lr-tb"/>
    </style:style>
    <style:style style:name="P9" style:family="paragraph" style:parent-style-name="Table_20_Contents">
      <style:paragraph-properties fo:margin-top="0in" fo:margin-bottom="0in" fo:line-height="100%" style:writing-mode="lr-tb"/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ize="18pt" fo:font-weight="bold" style:font-size-asian="15.75pt" style:font-weight-asian="bold" style:font-size-complex="1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isCoER</text:p>
      <text:p text:style-name="P5"><text:span text:style-name="T5">Detalhamento de Histórias - Sprint 2</text:span></text:p>
      <text:p text:style-name="P3"><text:tab/>Abaixo estão detalhadas as histórias selecionadas para desenvolvimento na Sprint 2 do projeto SisCoER. Após cada detalhamento é apresentado uma estimativa de tempo para implementação do detalhe (tarefa).</text:p>
      <text:list xml:id="list15344873731" text:style-name="LS1">
        <text:list-item>
          <text:p text:style-name="P4"><text:span text:style-name="T1">HST_05</text:span>: O sistema deve permitir dar baixa em um produto quando consumido pelo usuário. Neste caso, o usuário vai indicar o produto que está sendo consumido e indicar a quantidade.</text:p>
          <text:list>
            <text:list-item>
              <text:p text:style-name="P8"><text:span text:style-name="T1">HST_05_01</text:span>: Quando o usuário quiser dar baixa um produto ele primeiro selecionará o produto e então especificará a quantidade que será dada baixa. Quando isso for realizado, a quantidade do produto que está recebendo baixa deverá ser debitada da quantidade de produto existente no estoque. <text:span text:style-name="T2">(3 horas)</text:span></text:p>
            </text:list-item>
            <text:list-item>
              <text:p text:style-name="P8"><text:span text:style-name="T1">HST_05_02</text:span>: Para todo o tipo de baixa deverá ser exibida uma tela de confirmação antes de realizar a mesma. <text:span text:style-name="T2">(2 horas)</text:span></text:p>
            </text:list-item>
          </text:list>
        </text:list-item>
        <text:list-item>
          <text:p text:style-name="P8"><text:span text:style-name="T1">HST_06</text:span>: O sistema deverá permitir a atualização do estoque. <text:span text:style-name="T2">(12 horas)</text:span></text:p>
          <text:list>
            <text:list-item>
              <text:p text:style-name="P8"><text:span text:style-name="T1">HST_06_01</text:span>: Produtos que estão com quantidade zero no estoque deverão ir para uma outra tabela chamada “Em falta”. Quando o produto for reposto, o mesmo deverá voltar automaticamente para o estoque. <text:span text:style-name="T2">(3 horas)</text:span></text:p>
            </text:list-item>
            <text:list-item>
              <text:p text:style-name="P8"><text:span text:style-name="T1">HST_06_02</text:span>: Quando um produto ainda estiver em estoque e for adquirida uma nova quantidade, essa quantidade deverá ser adicionada ao estoque. Ao adicionar a nova quantidade o usuário poderá adicionar validade exclusiva para esse produto. <text:span text:style-name="T2">(4 horas)</text:span></text:p>
            </text:list-item>
            <text:list-item>
              <text:p text:style-name="P8"><text:span text:style-name="T1">HST_06_03</text:span>: Ao consumir um produto que tem mais de uma data de validade diferente em estoque, a baixa será dada no(s) iten(s) que tem data de validade mais antiga. <text:span text:style-name="T2">(3 horas)</text:span></text:p>
            </text:list-item>
            <text:list-item>
              <text:p text:style-name="P8"><text:span text:style-name="T1">HST_06_04</text:span>: Ao dar baixa, informar o motivo da baixa, podendo ser: Consumiu, Estragou, Doação e Outros. <text:span text:style-name="T2">(2 horas)</text:span></text:p>
            </text:list-item>
          </text:list>
        </text:list-item>
        <text:list-item>
          <text:p text:style-name="P8"><text:span text:style-name="T4">HST_07</text:span>: Exibição de produtos em estoque. <text:span text:style-name="T2">(5 horas)</text:span></text:p>
          <text:list>
            <text:list-item>
              <text:p text:style-name="P8"><text:soft-page-break/><text:span text:style-name="T1">HST_07_01</text:span>: A exibição se dará através de submenus, sendo esses, maior quantidade, menor quantidade, próximo de vencer, longe de vencer e nome. <text:span text:style-name="T2">(5 horas)</text:span></text:p>
            </text:list-item>
          </text:list>
        </text:list-item>
        <text:list-item>
          <text:p text:style-name="P8"><text:span text:style-name="T1">HST_08</text:span>: O sistema deve permitir exibir uma lista dos produtos que estão em falta. <text:span text:style-name="T2">(3 horas)</text:span></text:p>
          <text:list>
            <text:list-item>
              <text:p text:style-name="P8"><text:span text:style-name="T1">HST_08_01</text:span>: Nessa lista o usuário poderá ver data que acabou o produto. <text:span text:style-name="T2">(3 horas)</text:span></text:p>
            </text:list-item>
          </text:list>
        </text:list-item>
        <text:list-item>
          <text:p text:style-name="P8"><text:span text:style-name="T1">HST_09</text:span>: O sistema deve permitir um histórico de consumo indicando a data, o produto e a quantidade consumida. O histórico será exibido de duas formas, por produto ou por estoque. <text:span text:style-name="T2">(8 horas)</text:span></text:p>
          <text:list>
            <text:list-item>
              <text:p text:style-name="P8"><text:span text:style-name="T1">HST_09_01</text:span>: O histórico por estoque serão detalhados todos os produtos. E, por produto, somente o produto selecionado. <text:span text:style-name="T2">(4 horas)</text:span></text:p>
            </text:list-item>
            <text:list-item>
              <text:p text:style-name="P8"><text:span text:style-name="T1">HST_09_02</text:span>: Ainda será possível escolher o histório do estoque por período de tempo, podendo ser semanal, quinzenal, mensal, semestral e anual. <text:span text:style-name="T2">(4 horas)</text:span></text:p>
            </text:list-item>
          </text:list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139in" fo:margin-bottom="0in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in" fo:margin-bottom="0.139in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5in"/>
      </text:list-level-style-bullet>
      <text:list-level-style-bullet text:level="2" text:style-name="List1Level1" text:bullet-char="○">
        <style:list-level-properties text:space-before="0.75in" text:min-label-width="0.25in"/>
      </text:list-level-style-bullet>
      <text:list-level-style-number text:level="3" text:style-name="List1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Level3" style:num-suffix="." style:num-format="1">
        <style:list-level-properties text:space-before="1.75in" text:min-label-width="0.25in"/>
      </text:list-level-style-number>
      <text:list-level-style-number text:level="5" text:style-name="List1Level4" style:num-suffix="." style:num-format="a">
        <style:list-level-properties text:space-before="2.25in" text:min-label-width="0.25in"/>
      </text:list-level-style-number>
      <text:list-level-style-number text:level="6" text:style-name="List1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Level6" style:num-suffix="." style:num-format="1">
        <style:list-level-properties text:space-before="3.25in" text:min-label-width="0.25in"/>
      </text:list-level-style-number>
      <text:list-level-style-number text:level="8" text:style-name="List1Level7" style:num-suffix="." style:num-format="a">
        <style:list-level-properties text:space-before="3.75in" text:min-label-width="0.25in"/>
      </text:list-level-style-number>
      <text:list-level-style-number text:level="9" text:style-name="List1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 style:master-page-name="Standard">
      <style:table-properties style:width="6.5104in" fo:margin-left="0in" style:page-number="auto" fo:break-before="auto" fo:break-after="auto" table:align="left" style:writing-mode="lr-tb"/>
    </style:style>
    <style:style style:name="Table1.A" style:family="table-column">
      <style:table-column-properties style:column-width="5.2188in"/>
    </style:style>
    <style:style style:name="Table1.B" style:family="table-column">
      <style:table-column-properties style:column-width="1.2917in"/>
    </style:style>
    <style:style style:name="Table1.A1" style:family="table-cell">
      <style:table-cell-properties style:vertical-align="middle" fo:padding="0.0729in" fo:border="0.05pt solid #000000"/>
    </style:style>
    <style:style style:name="MP1" style:family="paragraph" style:parent-style-name="Table_20_Contents">
      <style:paragraph-properties fo:margin-top="0in" fo:margin-bottom="0in" fo:line-height="100%" style:writing-mode="lr-tb"/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MP2" style:family="paragraph" style:parent-style-name="Standard">
      <style:text-properties fo:font-size="2pt" style:font-size-asian="1.75pt" style:font-size-complex="2pt"/>
    </style:style>
    <style:page-layout style:name="Mpm1">
      <style:page-layout-properties fo:page-width="8.2681in" fo:page-height="11.6929in" style:num-format="1" style:print-orientation="portrait" fo:margin="0.9839in" fo:margin-top="0.9839in" fo:margin-bottom="0.9839in" fo:margin-left="0.9839in" fo:margin-right="0.9839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Detalhamento de Histórias - SisCoER</text:p>
            </table:table-cell>
            <table:table-cell table:style-name="Table1.A1" office:value-type="string">
              <text:p text:style-name="MP1">Sprint: 2</text:p>
            </table:table-cell>
          </table:table-row>
          <table:table-row>
            <table:table-cell table:style-name="Table1.A1" office:value-type="string">
              <text:p text:style-name="MP1">Organização: INF Soluções de Software</text:p>
            </table:table-cell>
            <table:table-cell table:style-name="Table1.A1" office:value-type="string">
              <text:p text:style-name="MP1">Data: 09/06/2014</text:p>
            </table:table-cell>
          </table:table-row>
        </table:table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dc:creator>Cleber </dc:creator>
    <meta:editing-cycles>2</meta:editing-cycles>
    <dc:date>2014-06-16T16:48:42</dc:date>
    <meta:editing-duration>P0D</meta:editing-duration>
    <meta:document-statistic meta:table-count="1" meta:image-count="0" meta:object-count="0" meta:page-count="2" meta:paragraph-count="22" meta:word-count="428" meta:character-count="2599" meta:non-whitespace-character-count="2207"/>
  </office:meta>
</office:document-meta>
</file>